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Specyfikacja Wymagań Oprogramowania dla Aplikacji DealFinder<text:line-break/><text:line-break/> 1. Wprowadzenie<text:line-break/><text:line-break/> 1.1 Cel<text:line-break/><text:line-break/>DealFinder to aplikacja mobilna umożliwiająca użytkownikom przeglądanie ofert produktów dodanych przez innych użytkowników, komentowanie ich oraz zapisywanie na późniejsze przeglądanie.<text:line-break/><text:line-break/> 1.2 Technologie<text:line-break/><text:line-break/>- System Operacyjny: Android<text:line-break/>- Baza Danych: Firebase<text:line-break/>- Środowisko Deweloperskie: Android Studio<text:line-break/><text:line-break/> 1.3 Zakres Produktu<text:line-break/><text:line-break/>Funkcje DealFinder:<text:line-break/><text:line-break/>- Przeglądanie ofert produktów<text:line-break/>- Dodawanie nowych ofert<text:line-break/>- Komentowanie ofert<text:line-break/>- Zapisywanie ulubionych ofert na późniejsze przeglądanie<text:line-break/>- Logowanie i rejestracja użytkowników<text:line-break/><text:line-break/> 2. Wymagania Funkcjonalne<text:line-break/><text:line-break/> 2.1 Przeglądanie Ofert Produktów<text:line-break/><text:line-break/>- Użytkownicy mogą przeglądać oferty produktów dodane przez innych użytkowników.<text:line-break/><text:line-break/> 2.2 Dodawanie Nowych Ofert<text:line-break/><text:line-break/>- Użytkownicy mogą dodawać nowe oferty produktów, podając nazwę, opcjonalne zdjęcie oraz opis oferty.<text:line-break/><text:line-break/> 2.3 Komentowanie Ofert<text:line-break/><text:line-break/>- Użytkownicy mogą komentować oferty produktów.<text:line-break/><text:line-break/> 2.4 Zapisywanie Ulubionych Ofert<text:line-break/><text:line-break/>- Użytkownicy mogą zapisywać ulubione oferty do późniejszego przeglądania.<text:line-break/><text:line-break/> 2.5 Logowanie i Rejestracja Użytkowników<text:line-break/><text:line-break/>- Użytkownicy mogą się logować i rejestrować w aplikacji.<text:line-break/><text:line-break/> 3. Uprawnienia Użytkowników<text:line-break/><text:line-break/>- Przeglądanie i wyszukiwanie różnych typów ofert<text:line-break/><text:soft-page-break/>- Zapisywanie ofert w kategorii "Ulubione" do późniejszego przeglądania<text:line-break/>- Ocenianie i komentowanie ofert<text:line-break/><text:line-break/> 4.1 Logowanie<text:line-break/><text:line-break/>- Wprowadź nazwę użytkownika i hasło.<text:line-break/>- Kliknij "Zaloguj".<text:line-break/>- Jeśli nie masz konta, kliknij "Zarejestruj się".<text:line-break/><text:line-break/> 4.2 Rejestracja<text:line-break/><text:line-break/>- Wprowadź adres e-mail, nazwę użytkownika i hasło.<text:line-break/>- Powtórz hasło.<text:line-break/>- Kliknij "Zarejestruj się".<text:line-break/>- Jeśli masz już konto, kliknij "Zaloguj".<text:line-break/><text:line-break/> 4.3 Strona Główna<text:line-break/><text:line-break/>- Przeglądaj listę dostępnych ofert.<text:line-break/><text:line-break/> 4.4 Profil Użytkownika<text:line-break/><text:line-break/>- Przeglądaj swoją nazwę użytkownika i avatar.<text:line-break/>- Dostęp do ulubionych ofert.<text:line-break/><text:line-break/> 4.5 Dodawanie Ofert<text:line-break/><text:line-break/>- Podaj nazwę, opcjonalne zdjęcie i opis oferty.<text:line-break/><text:line-break/> 4.6 Dodawanie Ofert do Ulubionych<text:line-break/><text:line-break/>- Kliknij ikonę serca obok oferty na stronie głównej.<text:line-break/><text:line-break/> 4.7 Przeglądanie Ulubionych<text:line-break/><text:line-break/>- Przeglądaj oferty, które dodałeś do ulubionych.<text:line-break/><text:line-break/> 4.8 Kliknięcie w Ofertę<text:line-break/><text:line-break/>- Dodaj komentarz do oferty.<text:line-break/><text:line-break/><text:line-break/>Ten dokument zapewnia kompleksowy przegląd wymagań oprogramowania dla DealFinder. Dodatkowe szczegóły i wyjaśnienia mogą być udzielane na żąda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Jakubiak</meta:initial-creator>
    <meta:creation-date>2024-04-21T16:51:18.86</meta:creation-date>
    <meta:document-statistic meta:table-count="0" meta:image-count="0" meta:object-count="0" meta:page-count="2" meta:paragraph-count="1" meta:word-count="296" meta:character-count="2256"/>
    <dc:date>2024-04-21T16:56:50.35</dc:date>
    <dc:creator>Dawid Jakubiak</dc:creator>
    <meta:editing-duration>PT5M32S</meta:editing-duration>
    <meta:editing-cycles>1</meta:editing-cycles>
    <meta:generator>OpenOffice/4.1.11$Win32 OpenOffice.org_project/4111m1$Build-9808</meta:generator>
  </office:meta>
</office:document-meta>
</file>